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5.999cm" svg:height="8.999cm" svg:x="0cm" svg:y="3.341cm">
            <draw:object draw:notify-on-update-of-ranges="Лист1.A1:Лист1.A1 Лист1.A2:Лист1.A6 Лист1.B1:Лист1.B1 Лист1.B2:Лист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5.964cm" svg:y="3.181cm">
            <draw:object draw:notify-on-update-of-ranges="Лист1.A1:Лист1.A1 Лист1.A2:Лист1.A6 Лист1.E1:Лист1.E1 Лист1.E2:Лист1.E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6.391cm" svg:y="13.115cm">
            <draw:object draw:notify-on-update-of-ranges="Лист1.A1:Лист1.A1 Лист1.A2:Лист1.A6 Лист1.D1:Лист1.D1 Лист1.D2:Лист1.D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<text:s/>Steps</text:p>
          </table:table-cell>
          <table:table-cell table:style-name="Default" office:value-type="string" calcext:value-type="string">
            <text:p><text:s/>Decreasing</text:p>
          </table:table-cell>
          <table:table-cell table:style-name="Default" office:value-type="string" calcext:value-type="string">
            <text:p><text:s/>Stretching</text:p>
          </table:table-cell>
          <table:table-cell table:style-name="Default" office:value-type="string" calcext:value-type="string">
            <text:p><text:s/>L1</text:p>
          </table:table-cell>
          <table:table-cell table:style-name="Default" office:value-type="string" calcext:value-type="string">
            <text:p><text:s/>L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1090412" calcext:value-type="float">
            <text:p>1,09E-004</text:p>
          </table:table-cell>
          <table:table-cell office:value-type="float" office:value="-1.387779E-017" calcext:value-type="float">
            <text:p>-1,39E-017</text:p>
          </table:table-cell>
          <table:table-cell office:value-type="float" office:value="0.00000000005241393" calcext:value-type="float">
            <text:p>5,24E-011</text:p>
          </table:table-cell>
          <table:table-cell office:value-type="float" office:value="0.000004698077" calcext:value-type="float">
            <text:p>4,70E-00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02396472" calcext:value-type="float">
            <text:p>2,40E-005</text:p>
          </table:table-cell>
          <table:table-cell office:value-type="float" office:value="-1.387779E-017" calcext:value-type="float">
            <text:p>-1,39E-017</text:p>
          </table:table-cell>
          <table:table-cell office:value-type="float" office:value="0.00000000003557823" calcext:value-type="float">
            <text:p>3,56E-011</text:p>
          </table:table-cell>
          <table:table-cell office:value-type="float" office:value="0.000001174866" calcext:value-type="float">
            <text:p>1,17E-00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00005672312" calcext:value-type="float">
            <text:p>5,67E-006</text:p>
          </table:table-cell>
          <table:table-cell office:value-type="float" office:value="4.57967E-016" calcext:value-type="float">
            <text:p>4,58E-016</text:p>
          </table:table-cell>
          <table:table-cell office:value-type="float" office:value="0.00000000001520319" calcext:value-type="float">
            <text:p>1,52E-011</text:p>
          </table:table-cell>
          <table:table-cell office:value-type="float" office:value="0.0000002937383" calcext:value-type="float">
            <text:p>2,94E-007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00000138494" calcext:value-type="float">
            <text:p>1,38E-006</text:p>
          </table:table-cell>
          <table:table-cell office:value-type="float" office:value="6.800116E-016" calcext:value-type="float">
            <text:p>6,80E-016</text:p>
          </table:table-cell>
          <table:table-cell office:value-type="float" office:value="0.00000000000862492" calcext:value-type="float">
            <text:p>8,62E-012</text:p>
          </table:table-cell>
          <table:table-cell office:value-type="float" office:value="0.00000007343593" calcext:value-type="float">
            <text:p>7,34E-008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0.0000003346861" calcext:value-type="float">
            <text:p>3,35E-007</text:p>
          </table:table-cell>
          <table:table-cell office:value-type="float" office:value="3.469447E-016" calcext:value-type="float">
            <text:p>3,47E-016</text:p>
          </table:table-cell>
          <table:table-cell office:value-type="float" office:value="0.000000000004626535" calcext:value-type="float">
            <text:p>4,63E-012</text:p>
          </table:table-cell>
          <table:table-cell office:value-type="float" office:value="0.00000001835907" calcext:value-type="float">
            <text:p>1,84E-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15-11-13T10:40:25.768991906</dc:date>
    <meta:editing-duration>PT1M9S</meta:editing-duration>
    <meta:editing-cycles>2</meta:editing-cycles>
    <meta:document-statistic meta:table-count="1" meta:cell-count="3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45cm" svg:y="3.952cm" style:legend-expansion="high" chart:style-name="ch2"/>
        <chart:plot-area chart:style-name="ch3" table:cell-range-address="Лист1.A1:Лист1.B6" chart:data-source-has-labels="row" svg:x="0.32cm" svg:y="0.18cm" svg:width="10.206cm" svg:height="8.64cm">
          <chartooo:coordinate-region svg:x="2.238cm" svg:y="0.38cm" svg:width="7.823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6" chart:label-cell-address="Лист1.B1:Лист1.B1" chart:class="chart:scatter">
            <chart:domain table:cell-range-address="Лист1.A2:Лист1.A6"/>
            <chart:regression-curve chart:style-name="ch8">
              <chart:equation chart:display-equation="true" chart:display-r-square="true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 Decreasing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Лист1.A2:Лист1.A6</svg:desc>
                </draw:g>
              </table:table-cell>
              <table:table-cell office:value-type="float" office:value="0.0001090412">
                <text:p>0.0001090412</text:p>
                <draw:g>
                  <svg:desc>Лист1.B2:Лист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0.00002396472">
                <text:p>0.00002396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0">
                <text:p>3200</text:p>
              </table:table-cell>
              <table:table-cell office:value-type="float" office:value="0.000005672312">
                <text:p>0.000005672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0.00000138494">
                <text:p>0.00000138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00">
                <text:p>12800</text:p>
              </table:table-cell>
              <table:table-cell office:value-type="float" office:value="0.0000003346861">
                <text:p>0.00000033468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94cm" svg:y="3.952cm" style:legend-expansion="high" chart:style-name="ch2"/>
        <chart:plot-area chart:style-name="ch3" table:cell-range-address="Лист1.A1:Лист1.A6 Лист1.E1:Лист1.E6" chart:data-source-has-labels="row" svg:x="0.32cm" svg:y="0.18cm" svg:width="11.555cm" svg:height="8.64cm">
          <chartooo:coordinate-region svg:x="2.238cm" svg:y="0.38cm" svg:width="9.172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E2:Лист1.E6" chart:label-cell-address="Лист1.E1:Лист1.E1" chart:class="chart:scatter">
            <chart:domain table:cell-range-address="Лист1.A2:Лист1.A6"/>
            <chart:regression-curve chart:style-name="ch8">
              <chart:equation chart:display-equation="true" chart:display-r-square="true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 L2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Лист1.A2:Лист1.A6</svg:desc>
                </draw:g>
              </table:table-cell>
              <table:table-cell office:value-type="float" office:value="0.000004698077">
                <text:p>0.000004698077</text:p>
                <draw:g>
                  <svg:desc>Лист1.E2:Лист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0.000001174866">
                <text:p>0.000001174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0">
                <text:p>3200</text:p>
              </table:table-cell>
              <table:table-cell office:value-type="float" office:value="0.0000002937383">
                <text:p>0.0000002937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0.00000007343593">
                <text:p>0.000000073435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00">
                <text:p>12800</text:p>
              </table:table-cell>
              <table:table-cell office:value-type="float" office:value="0.00000001835907">
                <text:p>0.000000018359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94cm" svg:y="3.952cm" style:legend-expansion="high" chart:style-name="ch2"/>
        <chart:plot-area chart:style-name="ch3" table:cell-range-address="Лист1.A1:Лист1.A6 Лист1.D1:Лист1.D6" chart:data-source-has-labels="row" svg:x="0.32cm" svg:y="0.18cm" svg:width="11.555cm" svg:height="8.64cm">
          <chartooo:coordinate-region svg:x="2.238cm" svg:y="0.379cm" svg:width="9.17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D2:Лист1.D6" chart:label-cell-address="Лист1.D1:Лист1.D1" chart:class="chart:scatter">
            <chart:domain table:cell-range-address="Лист1.A2:Лист1.A6"/>
            <chart:regression-curve chart:style-name="ch8">
              <chart:equation chart:display-equation="true" chart:display-r-square="true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 L1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Лист1.A2:Лист1.A6</svg:desc>
                </draw:g>
              </table:table-cell>
              <table:table-cell office:value-type="float" office:value="0.00000000005241393">
                <text:p>0.00000000005241393</text:p>
                <draw:g>
                  <svg:desc>Лист1.D2:Лист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0.00000000003557823">
                <text:p>0.00000000003557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0">
                <text:p>3200</text:p>
              </table:table-cell>
              <table:table-cell office:value-type="float" office:value="0.00000000001520319">
                <text:p>0.000000000015203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0.00000000000862492">
                <text:p>0.000000000008624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00">
                <text:p>12800</text:p>
              </table:table-cell>
              <table:table-cell office:value-type="float" office:value="0.000000000004626535">
                <text:p>0.0000000000046265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